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01f6c" officeooo:paragraph-rsid="00001f6c"/>
    </style:style>
    <style:style style:name="P2" style:family="paragraph" style:parent-style-name="Standard">
      <style:text-properties fo:language="de" fo:country="DE" fo:font-weight="bold" officeooo:paragraph-rsid="00001f6c" style:font-weight-asian="bold" style:font-weight-complex="bold"/>
    </style:style>
    <style:style style:name="P3" style:family="paragraph" style:parent-style-name="Standard">
      <style:text-properties fo:language="de" fo:country="DE" fo:font-weight="normal" officeooo:rsid="00013349" officeooo:paragraph-rsid="00013349" style:font-weight-asian="normal" style:font-weight-complex="normal"/>
    </style:style>
    <style:style style:name="P4" style:family="paragraph" style:parent-style-name="Standard">
      <style:text-properties fo:language="de" fo:country="DE" fo:font-weight="normal" officeooo:rsid="00001f6c" officeooo:paragraph-rsid="00013349" style:font-weight-asian="normal" style:font-weight-complex="normal"/>
    </style:style>
    <style:style style:name="P5" style:family="paragraph" style:parent-style-name="Standard">
      <style:text-properties fo:language="de" fo:country="DE" fo:font-weight="normal" officeooo:rsid="00001f6c" officeooo:paragraph-rsid="00001f6c" style:font-weight-asian="normal" style:font-weight-complex="normal"/>
    </style:style>
    <style:style style:name="P6" style:family="paragraph" style:parent-style-name="Standard" style:list-style-name="L1">
      <style:text-properties fo:language="de" fo:country="DE" fo:font-weight="normal" officeooo:rsid="00001f6c" officeooo:paragraph-rsid="00013349" style:font-weight-asian="normal" style:font-weight-complex="normal"/>
    </style:style>
    <style:style style:name="P7" style:family="paragraph" style:parent-style-name="Standard" style:list-style-name="L2">
      <style:text-properties fo:language="de" fo:country="DE" fo:font-weight="normal" officeooo:rsid="00001f6c" officeooo:paragraph-rsid="00013349" style:font-weight-asian="normal" style:font-weight-complex="normal"/>
    </style:style>
    <style:style style:name="P8" style:family="paragraph" style:parent-style-name="Standard">
      <style:text-properties fo:language="de" fo:country="DE" style:text-underline-style="solid" style:text-underline-width="auto" style:text-underline-color="font-color" officeooo:rsid="00001f6c" officeooo:paragraph-rsid="00001f6c"/>
    </style:style>
    <style:style style:name="T1" style:family="text">
      <style:text-properties officeooo:rsid="00001f6c"/>
    </style:style>
    <style:style style:name="T2" style:family="text">
      <style:text-properties style:font-name="sans-serif" fo:font-size="13.3500003814697pt"/>
    </style:style>
    <style:style style:name="T3" style:family="text">
      <style:text-properties officeooo:rsid="000133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<text:span text:style-name="T2">ALLGEMEINE ÜBERSICHT</text:span></text:p>
      <text:p text:style-name="P1"/>
      <text:p text:style-name="P1"/>
      <text:p text:style-name="P8">1.1 ZIELE:</text:p>
      <text:p text:style-name="P1"/>
      <text:p text:style-name="P1">Wir haben folgendes haubtziel für das Projekt identifiziert:</text:p>
      <text:p text:style-name="P1"/>
      <text:p text:style-name="P1">Mit dem zu erstellendem Web Interface soll ermöglicht werden mit SQL eine <text:span text:style-name="T3">D</text:span>atenbank abzufragen die die die <text:span text:style-name="T3">Bitcoin Blockchain</text:span> transaktionen <text:span text:style-name="T3">enthält</text:span>. <text:s/></text:p>
      <text:p text:style-name="P1"/>
      <text:p text:style-name="P5"/>
      <text:p text:style-name="P4">Unterziele</text:p>
      <text:p text:style-name="P4"/>
      <text:list xml:id="list8257312272422343620" text:style-name="L1">
        <text:list-item>
          <text:p text:style-name="P6">Das System ermöglicht den Benutzer*innen Einblick in das Datenbank Schema zu erhalten.</text:p>
        </text:list-item>
        <text:list-item>
          <text:p text:style-name="P6">Es muss möglich sein die Blockchain Block für Block anzusehen.</text:p>
        </text:list-item>
        <text:list-item>
          <text:p text:style-name="P6">Das System ist offen für alle Zugänglich.</text:p>
        </text:list-item>
        <text:list-item>
          <text:p text:style-name="P6">Die Eingaben sind übersichtlich und formatiert.</text:p>
        </text:list-item>
      </text:list>
      <text:p text:style-name="P4"/>
      <text:p text:style-name="P4"/>
      <text:p text:style-name="P4">Anforderungen</text:p>
      <text:p text:style-name="P4"/>
      <text:list xml:id="list4935817875792278264" text:style-name="L2">
        <text:list-item>
          <text:p text:style-name="P7">Ein Sql-Query kann auf einer Datenbank welche die Blockchain enthält ausgeführt werden.</text:p>
        </text:list-item>
        <text:list-item>
          <text:p text:style-name="P7"><text:s/>Das Schema der Datenbank kann angezeigt werden.</text:p>
        </text:list-item>
        <text:list-item>
          <text:p text:style-name="P7"><text:s/>Das Backend ist unabhängig vom Datenbankschema.</text:p>
        </text:list-item>
        <text:list-item>
          <text:p text:style-name="P7"><text:s/>Es existiert ein Datenbank Explorer, der eine Pagination durch die Datenbank ermöglicht und die mehrere Einträge tabellarisch darstellt.</text:p>
        </text:list-item>
        <text:list-item>
          <text:p text:style-name="P7"><text:s/>Die Software ist Open Source.</text:p>
        </text:list-item>
        <text:list-item>
          <text:p text:style-name="P7"><text:s/>Das System ist sicher gegen die "OWASP Top Ten".</text:p>
        </text:list-item>
        <text:list-item>
          <text:p text:style-name="P7"><text:s/>Eine Suchfunktion erlaubt eine Suche über die Blocks.</text:p>
        </text:list-item>
        <text:list-item>
          <text:p text:style-name="P7"><text:s/>Eine "Über uns" Seite existiert, welche das Projekt beschreibt.</text:p>
        </text:list-item>
        <text:list-item>
          <text:p text:style-name="P7"><text:s/>Die SQL Eingabe verfügt über ein Highlighting.</text:p>
        </text:list-item>
        <text:list-item>
          <text:p text:style-name="P7"><text:s/>Das Speichern und Laden von einem Query ist möglich.</text:p>
        </text:list-item>
        <text:list-item>
          <text:p text:style-name="P7"><text:s/>Ein Block kann mit seinen Details angeschaut werd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6:38:49.532250870</meta:creation-date>
    <dc:date>2019-03-18T21:39:34.592023775</dc:date>
    <meta:editing-duration>PT2H45M41S</meta:editing-duration>
    <meta:editing-cycles>1</meta:editing-cycles>
    <meta:document-statistic meta:table-count="0" meta:image-count="0" meta:object-count="0" meta:page-count="1" meta:paragraph-count="21" meta:word-count="184" meta:character-count="1187" meta:non-whitespace-character-count="1027"/>
    <meta:generator>LibreOffice/5.2.7.2$Linux_X86_64 LibreOffice_project/20m0$Build-2</meta:generator>
  </office:meta>
</office:document-meta>
</file>